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-0.0209in" fo:margin-right="0in" fo:text-align="start" style:justify-single-word="false" fo:text-indent="0in" style:auto-text-indent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uroImage Experiments</text:p>
      <text:p text:style-name="P2">exhaustive evaluation of ischemic stroke lesion segmentation in sequence space</text:p>
      <text:p text:style-name="P2"/>
      <text:p text:style-name="P3">Problem description:</text:p>
      <text:p text:style-name="P4"/>
      <text:p text:style-name="P4"/>
      <text:p text:style-name="P3">Approach:</text:p>
      <text:p text:style-name="P3"/>
      <text:p text:style-name="P3">Default settings:</text:p>
      <text:p text:style-name="P9">38 cases, sequences: flair, isotropic 3³, skull-strip, sample-size: 250k, bias-field removal, intensity normalization, tree-depth: 500, stratified random sampling, p-processing: &lt; 1500 cond</text:p>
      <text:p text:style-name="P4"/>
      <text:p text:style-name="P3">Evaluation:</text:p>
      <text:p text:style-name="P4">We consider two evaluation set-ups.</text:p>
      <text:list xml:id="list11803097891" text:style-name="L1">
        <text:list-item>
          <text:p text:style-name="P10">First and foremost, the resulting lesion segmentation is sampled back to the original space and then compared to the expert segmented ground truth using a number of evaluation metrics. This constitutes the principal results and gives a measure of the approaches suitability for the task.</text:p>
        </text:list-item>
        <text:list-item>
          <text:p text:style-name="P10">Secondly, we evaluate the resulting lesion segmentation against the ground truth sampled to sequence space. Since the forest were trained on these ground truth, this results will give a better estimate of the forests precision.</text:p>
        </text:list-item>
      </text:list>
      <text:list xml:id="list567763444" text:style-name="L2">
        <text:list-header>
          <text:p text:style-name="P11"/>
        </text:list-header>
      </text:list>
      <text:p text:style-name="P3">Experimental set-ups:</text:p>
      <text:p text:style-name="P3"/>
      <text:p text:style-name="P7">EXP00: Different sequence combinations</text:p>
      <text:p text:style-name="P4">See which combination gives the best results. </text:p>
      <text:p text:style-name="P4"/>
      <text:p text:style-name="P6">EXP01: Influence of parameters</text:p>
      <text:p text:style-name="P5">Establish the influence of the different pipeline modules and module parameters.</text:p>
      <text:list xml:id="list126126584" text:style-name="L3">
        <text:list-item>
          <text:p text:style-name="P15">Different post-processing types (morphological)</text:p>
        </text:list-item>
        <text:list-item>
          <text:p text:style-name="P15">Different post-processing settings</text:p>
        </text:list-item>
      </text:list>
      <text:list xml:id="list1180851391" text:style-name="L4">
        <text:list-item>
          <text:p text:style-name="P12">Different pre-processing module combinations</text:p>
        </text:list-item>
        <text:list-item>
          <text:p text:style-name="P12">Different re-sampling settings</text:p>
        </text:list-item>
        <text:list-item>
          <text:p text:style-name="P12">Different RDF parameters</text:p>
        </text:list-item>
        <text:list-item>
          <text:p text:style-name="P12">Different training set sizes</text:p>
        </text:list-item>
        <text:list-item>
          <text:p text:style-name="P12">Repeated sampling of training set</text:p>
        </text:list-item>
      </text:list>
      <text:p text:style-name="P4"/>
      <text:p text:style-name="P6">EXP02: Statistical correlations</text:p>
      <text:p text:style-name="P4">Compare the tuned results statistically with the various characteristics available for the cases.</text:p>
      <text:list xml:id="list774305772" text:style-name="L5">
        <text:list-item>
          <text:p text:style-name="P13">Rank correlation to lesion size</text:p>
        </text:list-item>
        <text:list-item>
          <text:p text:style-name="P13">Rank correlation to NIH SS</text:p>
        </text:list-item>
        <text:list-item>
          <text:p text:style-name="P13">Rank correlation to TSS</text:p>
        </text:list-item>
        <text:list-item>
          <text:p text:style-name="P13">Influence of haemorrhage presence</text:p>
        </text:list-item>
        <text:list-item>
          <text:p text:style-name="P13">Influence of (FLAIR) image quality</text:p>
        </text:list-item>
        <text:list-item>
          <text:p text:style-name="P13">Extraction and evaluation of learned forest data</text:p>
        </text:list-item>
      </text:list>
      <text:p text:style-name="P8"/>
      <text:p text:style-name="P6">EXP03: Influence of data</text:p>
      <text:p text:style-name="P4">Establish the influence of training cases.</text:p>
      <text:list xml:id="list175122814" text:continue-list="list1180851391" text:style-name="L4">
        <text:list-item>
          <text:p text:style-name="P14">Different feature sets</text:p>
        </text:list-item>
        <text:list-item>
          <text:p text:style-name="P14">Different sequence combinations</text:p>
        </text:list-item>
        <text:list-item>
          <text:p text:style-name="P14"><text:soft-page-break/>Different groups of cases (see in 00originals/GROUPINGS)</text:p>
        </text:list-item>
      </text:list>
      <text:p text:style-name="P8"/>
      <text:p text:style-name="P7">Each experiment has dedicated file (Documentation.expXX.odt) containing further detai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ar Maier</meta:initial-creator>
    <meta:creation-date>2014-03-28T10:06:17</meta:creation-date>
    <meta:generator>LibreOffice/3.5$Linux_X86_64 LibreOffice_project/350m1$Build-2</meta:generator>
    <dc:date>2014-05-08T13:55:50</dc:date>
    <dc:creator>Oskar Maier</dc:creator>
    <meta:editing-duration>P12DT5H53M55S</meta:editing-duration>
    <meta:editing-cycles>454</meta:editing-cycles>
    <meta:printed-by>Oskar Maier</meta:printed-by>
    <meta:print-date>2014-04-08T17:09:21</meta:print-date>
    <meta:document-statistic meta:table-count="0" meta:image-count="0" meta:object-count="0" meta:page-count="2" meta:paragraph-count="36" meta:word-count="277" meta:character-count="1972" meta:non-whitespace-character-count="1750"/>
  </office:meta>
</office:document-meta>
</file>